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onsolas" svg:font-family="Consolas, 'Lucida Console'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/>
    <style:style style:name="P9" style:family="paragraph" style:parent-style-name="Standard" style:list-style-name="L2">
      <style:paragraph-properties fo:padding="0.0291in" fo:border-left="none" fo:border-right="none" fo:border-top="none" fo:border-bottom="0.0008in solid #000000" style:join-border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Consolas" fo:font-size="9pt" fo:letter-spacing="normal" fo:font-style="normal"/>
    </style:style>
    <style:style style:name="T5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cator: to identify the web objects, capturing address and passing the detail to the method to identify the <text:span text:style-name="T1">web objects.</text:span></text:p>
      <text:p text:style-name="Standard"/>
      <text:p text:style-name="Standard"/>
      <text:p text:style-name="Standard">&lt;input id='username' name=<text:tab/>'text' type='text' maxlength=10&gt;Username&lt;/input&gt;</text:p>
      <text:p text:style-name="Standard">&lt;input id='password' name=<text:tab/>'pswd' type='password'&gt;Password&lt;/input&gt;</text:p>
      <text:p text:style-name="Standard"/>
      <text:p text:style-name="Standard">--------------------------------------</text:p>
      <text:p text:style-name="Standard">Open(Chrome);</text:p>
      <text:p text:style-name="Standard">Navigate(<text:a xlink:type="simple" xlink:href="http://www.gmail.com/" text:style-name="Internet_20_link" text:visited-style-name="Visited_20_Internet_20_Link">www.gmail.com</text:a>);</text:p>
      <text:p text:style-name="Standard">typeusername(“Tester”)</text:p>
      <text:p text:style-name="Standard">typepassword(“test123”)</text:p>
      <text:p text:style-name="Standard">Click Login</text:p>
      <text:p text:style-name="Standard"/>
      <text:p text:style-name="Standard">Sample link- <text:s/>http://downloads.smartbear.com/samples/TestCompl<text:line-break/>ete10/WebOrders/Login.aspx?</text:p>
      <text:p text:style-name="Standard">----------------------------------------------------------------------------------------</text:p>
      <text:p text:style-name="Standard">Front end application designed mainly based on 3 technology- HTML(Hypertext markup language),CSS(Casecaded style sheet),Javascript</text:p>
      <text:p text:style-name="Standard">DOM-Document objectmodule--&gt; understand HTML tags and display the respective action</text:p>
      <text:p text:style-name="Standard"/>
      <text:p text:style-name="Standard">&lt;html&gt;</text:p>
      <text:p text:style-name="Standard"><text:s text:c="2"/>&lt;body&gt;</text:p>
      <text:p text:style-name="Standard"><text:s text:c="5"/>&lt;p&gt;we are learning Selenium&lt;/p&gt;--&gt;paragraph</text:p>
      <text:p text:style-name="Standard"><text:s text:c="5"/>&lt;h&gt;selenium&lt;/h&gt;--&gt;header</text:p>
      <text:p text:style-name="Standard"><text:s text:c="5"/>&lt;a&gt;link&lt;/a&gt;--&gt;anchor tag for link</text:p>
      <text:p text:style-name="Standard"><text:s text:c="5"/>&lt;input&gt;username&lt;/input&gt;</text:p>
      <text:p text:style-name="Standard"><text:s text:c="5"/>&lt;button&gt;login&lt;/button&gt;</text:p>
      <text:p text:style-name="Standard">&lt;/body&gt;</text:p>
      <text:p text:style-name="Standard">&lt;/html&gt;</text:p>
      <text:p text:style-name="Standard">----------------------------------------------------------------------------------------</text:p>
      <text:p text:style-name="Standard"/>
      <text:p text:style-name="Standard"><text:span text:style-name="T1">Web object- </text:span><text:span text:style-name="T3">will be designed based on Web element, attributes and its attribute value.</text:span></text:p>
      <text:p text:style-name="P1"/>
      <text:p text:style-name="Standard">Ex of Web object:</text:p>
      <text:list xml:id="list3891112051098421065" text:style-name="L1">
        <text:list-item>
          <text:p text:style-name="P3">link</text:p>
        </text:list-item>
        <text:list-item>
          <text:p text:style-name="P3">text boxes</text:p>
        </text:list-item>
        <text:list-item>
          <text:p text:style-name="P3">check box</text:p>
        </text:list-item>
        <text:list-item>
          <text:p text:style-name="P3">button</text:p>
        </text:list-item>
        <text:list-item>
          <text:p text:style-name="P3">dropdown</text:p>
        </text:list-item>
      </text:list>
      <text:p text:style-name="Standard"/>
      <text:p text:style-name="Standard"><text:span text:style-name="T1">Web element- </text:span>it has starting and ending tag</text:p>
      <text:p text:style-name="Standard">Ex: &lt;a&gt;,&lt;p&gt;,&lt;input&gt;</text:p>
      <text:p text:style-name="Standard"/>
      <text:p text:style-name="Standard">Attributes:</text:p>
      <text:p text:style-name="Standard"/>
      <text:p text:style-name="Standard">&lt;button id=”lgnbtn” name=”login”&gt; login&lt;/button&gt;</text:p>
      <text:p text:style-name="Standard"/>
      <text:p text:style-name="Standard"><text:soft-page-break/>button-web element</text:p>
      <text:p text:style-name="Standard">id,name= attributes</text:p>
      <text:p text:style-name="Standard">lgnbtn,login=attribute value</text:p>
      <text:p text:style-name="Standard"/>
      <text:p text:style-name="P1">Types of Locators:</text:p>
      <text:p text:style-name="P1"/>
      <text:p text:style-name="P1">Selenium IDE- click on selenium IDE tool, if not available download from google and inspect the same.</text:p>
      <text:p text:style-name="P1"/>
      <text:p text:style-name="P1">Attributes based locator: by id,name-- in some application if any attributes are same for 2 web element, or else no web element unable to find using name, or frequently changing id, we cant use attribute</text:p>
      <text:p text:style-name="P2">*locating web object by ID</text:p>
      <text:p text:style-name="P2">*locating web object by name</text:p>
      <text:p text:style-name="P2">*locating with other attributes as well</text:p>
      <text:p text:style-name="P2">*to identify link= just give </text:p>
      <text:p text:style-name="P1"/>
      <text:p text:style-name="P1">Structure based locator: when attribute is dynamic(Ex:bank website id will get change dynamically) then we can use this structure based locator</text:p>
      <text:list xml:id="list7657590111165309897" text:style-name="L2">
        <text:list-item>
          <text:p text:style-name="P5">Xpath--//element[@attribute='attribute value']</text:p>
          <text:list>
            <text:list-item>
              <text:list>
                <text:list-item>
                  <text:p text:style-name="P6">Xpath for username text box: //input[@<text:span text:style-name="T4">id='ctl00_MainContent_username'</text:span> ]</text:p>
                </text:list-item>
                <text:list-item>
                  <text:p text:style-name="P6">Xpath for login button: //input[@<text:span text:style-name="T4">id='ctl00_MainContent_login_button'</text:span> ]</text:p>
                  <text:p text:style-name="P6">to verify xpath or correct or not- ctrl+f and give xpath and check </text:p>
                </text:list-item>
              </text:list>
            </text:list-item>
          </text:list>
        </text:list-item>
      </text:list>
      <text:p text:style-name="P2">2 type of functions in Xpath – Node set functions and string functions</text:p>
      <text:p text:style-name="P2"><text:s/>Node set function – Ex: D:/suha/Java%20tutorial/xpath/nodeset.html</text:p>
      <text:list xml:id="list2755342650392069879" text:style-name="L3">
        <text:list-item>
          <text:p text:style-name="P7">last() <text:s text:c="2"/>xpath- //input[@id='001'][last()]--&gt; to find last row</text:p>
        </text:list-item>
        <text:list-item>
          <text:p text:style-name="P7">last()-n <text:s/>xpath- //input[@id='001'][last()-1]--&gt; to find last before position</text:p>
        </text:list-item>
        <text:list-item>
          <text:p text:style-name="P7">position=n xpath- //input[@id='001'][position()=1]--&gt; nth position value</text:p>
          <text:p text:style-name="P7"/>
        </text:list-item>
      </text:list>
      <text:p text:style-name="P2"><text:s text:c="2"/>String functions</text:p>
      <text:p text:style-name="P2">startwith()- Xpath - //a[starts-with(text(),'Eng')]</text:p>
      <text:p text:style-name="P2">contains()-Xpath- <text:s/>//a[Contains(text(),'Eng')]</text:p>
      <text:p text:style-name="P2">//a[text()='English']- to identify link using full text</text:p>
      <text:p text:style-name="P2">&lt;input id=111 value='Login'&gt; → label for value</text:p>
      <text:p text:style-name="P2">&lt;input id=111&gt;Login&lt;/input&gt; →for this kind of web element framed with the text available between opening and closing tag. xpath → //input[text()='Login']</text:p>
      <text:p text:style-name="P2">for identifying in smartbear website,</text:p>
      <text:p text:style-name="P2">//label[text()='Username:']</text:p>
      <text:p text:style-name="P2"/>
      <text:list xml:id="list31742634" text:continue-list="list7657590111165309897" text:style-name="L2">
        <text:list-item>
          <text:p text:style-name="P5">CSS</text:p>
        </text:list-item>
        <text:list-item>
          <text:p text:style-name="P9">DOM</text:p>
        </text:list-item>
      </text:list>
      <text:p text:style-name="Standard"/>
      <text:p text:style-name="Standard">CSS: Cascaded style sheet,</text:p>
      <text:p text:style-name="Standard">Xpath for id element:</text:p>
      <text:p text:style-name="Standard">//input[@id='001']</text:p>
      <text:p text:style-name="Standard">Css: input#001 <text:s/>Syntax--&gt; element#idvalue(only for id)</text:p>
      <text:p text:style-name="Standard">Css:Class <text:s/>→ element.classvalue</text:p>
      <text:p text:style-name="Standard"/>
      <text:p text:style-name="Standard"><text:soft-page-break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0">Attribute</text:p>
          </table:table-cell>
          <table:table-cell table:style-name="Table1.A1" office:value-type="string">
            <text:p text:style-name="P10">Xpath</text:p>
          </table:table-cell>
          <table:table-cell table:style-name="Table1.C1" office:value-type="string">
            <text:p text:style-name="P10">Cs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//input[@id='001']</text:p>
          </table:table-cell>
          <table:table-cell table:style-name="Table1.C2" office:value-type="string">
            <text:p text:style-name="Table_20_Contents">Input#001</text:p>
          </table:table-cell>
        </table:table-row>
        <table:table-row>
          <table:table-cell table:style-name="Table1.A2" office:value-type="string">
            <text:p text:style-name="Table_20_Contents">Class</text:p>
          </table:table-cell>
          <table:table-cell table:style-name="Table1.A2" office:value-type="string">
            <text:p text:style-name="Table_20_Contents">//input[@class='cts001']</text:p>
          </table:table-cell>
          <table:table-cell table:style-name="Table1.C2" office:value-type="string">
            <text:p text:style-name="Table_20_Contents">Input.cts001</text:p>
          </table:table-cell>
        </table:table-row>
        <table:table-row>
          <table:table-cell table:style-name="Table1.A2" office:value-type="string">
            <text:p text:style-name="Table_20_Contents">For other attribute, it will remain generic</text:p>
          </table:table-cell>
          <table:table-cell table:style-name="Table1.A2" office:value-type="string">
            <text:p text:style-name="Table_20_Contents">//input[@type='text']</text:p>
          </table:table-cell>
          <table:table-cell table:style-name="Table1.C2" office:value-type="string">
            <text:p text:style-name="Table_20_Contents">input[type='text']</text:p>
          </table:table-cell>
        </table:table-row>
        <table:table-row>
          <table:table-cell table:style-name="Table1.A2" office:value-type="string">
            <text:p text:style-name="Table_20_Contents">For dynamically changing values</text:p>
          </table:table-cell>
          <table:table-cell table:style-name="Table1.A2" office:value-type="string">
            <text:p text:style-name="Table_20_Contents">//input[<text:span text:style-name="T1">starts-with</text:span>(@id,'selenium')]</text:p>
          </table:table-cell>
          <table:table-cell table:style-name="Table1.C2" office:value-type="string">
            <text:p text:style-name="Table_20_Contents">input[id<text:span text:style-name="T5">^</text:span>='selenium']</text:p>
          </table:table-cell>
        </table:table-row>
        <table:table-row>
          <table:table-cell table:style-name="Table1.A2" office:value-type="string">
            <text:p text:style-name="Table_20_Contents">If we use middle letters,</text:p>
          </table:table-cell>
          <table:table-cell table:style-name="Table1.A2" office:value-type="string">
            <text:p text:style-name="Table_20_Contents">//input[<text:span text:style-name="T1">Contains</text:span>(@id,'selenium')]</text:p>
          </table:table-cell>
          <table:table-cell table:style-name="Table1.C2" office:value-type="string">
            <text:p text:style-name="Table_20_Contents">input[id<text:span text:style-name="T2">*</text:span>='selenium']</text:p>
          </table:table-cell>
        </table:table-row>
        <table:table-row>
          <table:table-cell table:style-name="Table1.A2" office:value-type="string">
            <text:p text:style-name="Table_20_Contents">To find out using end value</text:p>
          </table:table-cell>
          <table:table-cell table:style-name="Table1.A2" office:value-type="string">
            <text:p text:style-name="Table_20_Contents">No xpath</text:p>
          </table:table-cell>
          <table:table-cell table:style-name="Table1.C2" office:value-type="string">
            <text:p text:style-name="Table_20_Contents">input[id$='001']</text:p>
          </table:table-cell>
        </table:table-row>
      </table:table>
      <text:p text:style-name="Standard"/>
      <text:p text:style-name="Standard"/>
      <text:p text:style-name="P1">Diff btw xpath and CSS</text:p>
      <text:list xml:id="list7123860923036324002" text:style-name="L4">
        <text:list-item>
          <text:p text:style-name="P8"><text:span text:style-name="T1">CSS supported by a;ll browser, but xpath not supported by IE.</text:span></text:p>
        </text:list-item>
        <text:list-item>
          <text:p text:style-name="P8"><text:span text:style-name="T1">Since </text:span>IE dont have native support for xpath, so xpath will converted to CSS only then execution will happen.if we use css execution speed will be more faster compared with xpath.</text:p>
        </text:list-item>
        <text:list-item>
          <text:p text:style-name="P8">Css execution time is 1 hr == xpath will take 2 hrs </text:p>
        </text:list-item>
      </text:list>
      <text:p text:style-name="Standard"/>
      <text:p text:style-name="Standard">DOM: Mainly used in mobile automation</text:p>
      <text:p text:style-name="Standard"/>
      <text:p text:style-name="Standard">Syntax:</text:p>
      <text:p text:style-name="Standard">Id → document.getElementbyId('001')</text:p>
      <text:p text:style-name="Standard">name → document.getelementbyname('test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onsolas" svg:font-family="Consolas, 'Lucida Console'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hasri Bhalamurugan</meta:initial-creator>
    <meta:creation-date>2020-06-20T14:24:08.62</meta:creation-date>
    <dc:date>2020-07-10T11:53:42.42</dc:date>
    <dc:creator>Suhasri Bhalamurugan</dc:creator>
    <meta:editing-duration>P8DT16H50M6S</meta:editing-duration>
    <meta:editing-cycles>23</meta:editing-cycles>
    <meta:generator>OpenOffice/4.1.7$Win32 OpenOffice.org_project/417m1$Build-9800</meta:generator>
    <meta:document-statistic meta:table-count="1" meta:image-count="0" meta:object-count="0" meta:page-count="3" meta:paragraph-count="98" meta:word-count="501" meta:character-count="4013"/>
  </office:meta>
</office:document-meta>
</file>